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Helvetica, 'Nimbus Sans L', sans-serif"/>
    <style:font-face style:name="MS Mincho" svg:font-family="'MS Mincho', 'ＭＳ 明朝'" style:font-family-generic="moder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Name">
      <style:text-properties fo:language="en" fo:country="US"/>
    </style:style>
    <style:style style:name="P2" style:family="paragraph" style:parent-style-name="Contact_20_Info">
      <style:text-properties fo:language="en" fo:country="US"/>
    </style:style>
    <style:style style:name="P3" style:family="paragraph" style:parent-style-name="Date_20_and_20_Location">
      <style:paragraph-properties>
        <style:tab-stops>
          <style:tab-stop style:position="11.748cm"/>
          <style:tab-stop style:position="12.224cm"/>
          <style:tab-stop style:position="13.653cm"/>
          <style:tab-stop style:position="14.129cm"/>
          <style:tab-stop style:position="19.373cm"/>
          <style:tab-stop style:position="22.86cm" style:type="right"/>
        </style:tab-stops>
      </style:paragraph-properties>
    </style:style>
    <style:style style:name="P4" style:family="paragraph" style:parent-style-name="Date_20_and_20_Location">
      <style:paragraph-properties>
        <style:tab-stops>
          <style:tab-stop style:position="11.43cm"/>
          <style:tab-stop style:position="11.589cm"/>
          <style:tab-stop style:position="12.065cm"/>
          <style:tab-stop style:position="13.122cm"/>
          <style:tab-stop style:position="14.129cm"/>
          <style:tab-stop style:position="19.373cm"/>
          <style:tab-stop style:position="22.86cm" style:type="right"/>
        </style:tab-stops>
      </style:paragraph-properties>
    </style:style>
    <style:style style:name="P5" style:family="paragraph" style:parent-style-name="Date_20_and_20_Location">
      <style:paragraph-properties>
        <style:tab-stops>
          <style:tab-stop style:position="11.43cm"/>
          <style:tab-stop style:position="11.748cm"/>
          <style:tab-stop style:position="12.065cm"/>
          <style:tab-stop style:position="14.129cm"/>
          <style:tab-stop style:position="19.373cm"/>
          <style:tab-stop style:position="22.86cm" style:type="right"/>
        </style:tab-stops>
      </style:paragraph-properties>
    </style:style>
    <style:style style:name="P6" style:family="paragraph" style:parent-style-name="Date_20_and_20_Location">
      <style:paragraph-properties>
        <style:tab-stops>
          <style:tab-stop style:position="12.065cm"/>
          <style:tab-stop style:position="14.129cm"/>
          <style:tab-stop style:position="19.373cm"/>
          <style:tab-stop style:position="22.86cm" style:type="right"/>
        </style:tab-stops>
      </style:paragraph-properties>
    </style:style>
    <style:style style:name="P7" style:family="paragraph" style:parent-style-name="Date_20_and_20_Location">
      <style:paragraph-properties>
        <style:tab-stops>
          <style:tab-stop style:position="11.43cm"/>
          <style:tab-stop style:position="12.224cm"/>
          <style:tab-stop style:position="22.123cm" style:type="right"/>
          <style:tab-stop style:position="22.269cm"/>
        </style:tab-stops>
      </style:paragraph-properties>
    </style:style>
    <style:style style:name="P8" style:family="paragraph" style:parent-style-name="Date_20_and_20_Location">
      <style:paragraph-properties>
        <style:tab-stops>
          <style:tab-stop style:position="10.001cm"/>
          <style:tab-stop style:position="12.065cm"/>
          <style:tab-stop style:position="22.123cm" style:type="right"/>
        </style:tab-stops>
      </style:paragraph-properties>
    </style:style>
    <style:style style:name="P9" style:family="paragraph" style:parent-style-name="Date_20_and_20_Location">
      <style:paragraph-properties>
        <style:tab-stops>
          <style:tab-stop style:position="10.001cm"/>
          <style:tab-stop style:position="13.97cm"/>
          <style:tab-stop style:position="19.373cm"/>
          <style:tab-stop style:position="22.86cm" style:type="right"/>
        </style:tab-stops>
      </style:paragraph-properties>
      <style:text-properties officeooo:paragraph-rsid="0002ee01"/>
    </style:style>
    <style:style style:name="P10" style:family="paragraph" style:parent-style-name="Achievements" style:list-style-name="WW8Num1">
      <style:paragraph-properties>
        <style:tab-stops>
          <style:tab-stop style:position="-0.635cm"/>
          <style:tab-stop style:position="3.81cm"/>
          <style:tab-stop style:position="8.89cm"/>
        </style:tab-stops>
      </style:paragraph-properties>
    </style:style>
    <style:style style:name="P11" style:family="paragraph" style:parent-style-name="Achievements" style:list-style-name="WW8Num2">
      <style:paragraph-properties>
        <style:tab-stops>
          <style:tab-stop style:position="-0.635cm"/>
          <style:tab-stop style:position="3.81cm"/>
          <style:tab-stop style:position="8.89cm"/>
        </style:tab-stops>
      </style:paragraph-properties>
    </style:style>
    <style:style style:name="P12" style:family="paragraph" style:parent-style-name="Achievements" style:list-style-name="WW8Num1">
      <style:paragraph-properties>
        <style:tab-stops>
          <style:tab-stop style:position="-0.635cm"/>
          <style:tab-stop style:position="3.81cm"/>
          <style:tab-stop style:position="8.89cm"/>
        </style:tab-stops>
      </style:paragraph-properties>
      <style:text-properties fo:letter-spacing="normal" style:language-asian="en" style:country-asian="US"/>
    </style:style>
    <style:style style:name="P13" style:family="paragraph" style:parent-style-name="Achievements">
      <style:paragraph-properties fo:margin-left="4.445cm" fo:margin-right="0cm" fo:text-indent="-0.635cm" style:auto-text-indent="false">
        <style:tab-stops>
          <style:tab-stop style:position="-0.635cm"/>
          <style:tab-stop style:position="3.81cm"/>
          <style:tab-stop style:position="8.255cm"/>
          <style:tab-stop style:position="13.335cm"/>
        </style:tab-stops>
      </style:paragraph-properties>
    </style:style>
    <style:style style:name="P14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fo:color="#000000" style:text-line-through-style="none" style:font-name="Tahoma" fo:font-size="8pt" fo:letter-spacing="0.018cm" fo:language="en" fo:country="US" style:text-underline-style="none" officeooo:paragraph-rsid="000b3cd6" fo:background-color="transparent" style:font-name-asian="Tahoma1" style:font-size-asian="8pt" style:language-asian="zh" style:country-asian="CN" style:font-name-complex="Tahoma1" style:font-size-complex="8pt" style:language-complex="ar" style:country-complex="SA" fo:hyphenate="false" fo:hyphenation-remain-char-count="2" fo:hyphenation-push-char-count="2"/>
    </style:style>
    <style:style style:name="P15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fo:color="#000000" style:text-line-through-style="none" style:font-name="Tahoma" fo:font-size="8pt" fo:letter-spacing="0.018cm" fo:language="en" fo:country="US" style:text-underline-style="none" officeooo:paragraph-rsid="000b3cd6" fo:background-color="transparent" style:font-name-asian="Tahoma1" style:font-size-asian="8pt" style:language-asian="zh" style:country-asian="CN" style:font-name-complex="Tahoma1" style:font-size-complex="8pt" style:language-complex="ar" style:country-complex="SA" fo:hyphenate="false" fo:hyphenation-remain-char-count="2" fo:hyphenation-push-char-count="2"/>
    </style:style>
    <style:style style:name="P16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officeooo:paragraph-rsid="0004cc18" fo:hyphenate="false" fo:hyphenation-remain-char-count="2" fo:hyphenation-push-char-count="2"/>
    </style:style>
    <style:style style:name="P17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fo:font-variant="normal" fo:text-transform="none" fo:color="#000000" style:text-line-through-style="none" style:font-name="Tahoma1" fo:font-size="8pt" fo:letter-spacing="normal" fo:language="en" fo:country="US" fo:font-style="normal" style:text-underline-style="none" fo:font-weight="normal" officeooo:rsid="00197db1" officeooo:paragraph-rsid="0004cc18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 fo:hyphenate="false" fo:hyphenation-remain-char-count="2" fo:hyphenation-push-char-count="2"/>
    </style:style>
    <style:style style:name="P18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fo:font-variant="normal" fo:text-transform="none" fo:color="#000000" style:text-line-through-style="none" style:font-name="Tahoma" fo:font-size="8pt" fo:letter-spacing="normal" fo:language="en" fo:country="US" fo:font-style="normal" style:text-underline-style="none" fo:font-weight="normal" officeooo:paragraph-rsid="00068488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 fo:hyphenate="false" fo:hyphenation-remain-char-count="2" fo:hyphenation-push-char-count="2"/>
    </style:style>
    <style:style style:name="P19" style:family="paragraph" style:parent-style-name="Achievements" style:list-style-name="WW8Num1">
      <style:paragraph-properties fo:margin-top="0.106cm" fo:margin-bottom="0.106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-0.635cm"/>
          <style:tab-stop style:position="3.81cm"/>
          <style:tab-stop style:position="8.89cm"/>
        </style:tab-stops>
      </style:paragraph-properties>
      <style:text-properties style:font-name="Tahoma" fo:font-size="8pt" officeooo:paragraph-rsid="0004cc18" style:font-size-asian="8pt" style:font-size-complex="8pt" fo:hyphenate="false" fo:hyphenation-remain-char-count="2" fo:hyphenation-push-char-count="2"/>
    </style:style>
    <style:style style:name="P20" style:family="paragraph" style:parent-style-name="Contact_20_Info" style:master-page-name="Standard">
      <style:paragraph-properties style:page-number="auto"/>
    </style:style>
    <style:style style:name="P21" style:family="paragraph" style:parent-style-name="Contact_20_Info">
      <style:text-properties fo:language="en" fo:country="US"/>
    </style:style>
    <style:style style:name="P22" style:family="paragraph" style:parent-style-name="Contact_20_Info">
      <style:text-properties fo:language="en" fo:country="US" officeooo:paragraph-rsid="0002ee01"/>
    </style:style>
    <style:style style:name="P23" style:family="paragraph" style:parent-style-name="Job_20_Title">
      <style:paragraph-properties fo:margin-left="3.81cm" fo:margin-right="0cm" fo:text-align="start" style:justify-single-word="false" fo:orphans="2" fo:widows="2" fo:hyphenation-ladder-count="no-limit" fo:text-indent="0cm" style:auto-text-indent="false" style:writing-mode="lr-tb"/>
      <style:text-properties fo:font-size="8pt" fo:letter-spacing="0.018cm" officeooo:rsid="001b1462" officeooo:paragraph-rsid="0002ee01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P24" style:family="paragraph" style:parent-style-name="Job_20_Title">
      <style:paragraph-properties fo:margin-left="3.81cm" fo:margin-right="0cm" fo:text-align="start" style:justify-single-word="false" fo:orphans="2" fo:widows="2" fo:hyphenation-ladder-count="no-limit" fo:text-indent="0cm" style:auto-text-indent="false" style:writing-mode="lr-tb"/>
      <style:text-properties fo:font-size="8pt" fo:letter-spacing="0.018cm" officeooo:rsid="00197db1" officeooo:paragraph-rsid="0002ee01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T1" style:family="text">
      <style:text-properties officeooo:rsid="00003da2"/>
    </style:style>
    <style:style style:name="T2" style:family="text">
      <style:text-properties officeooo:rsid="00015a56"/>
    </style:style>
    <style:style style:name="T3" style:family="text">
      <style:text-properties officeooo:rsid="00024f70"/>
    </style:style>
    <style:style style:name="T4" style:family="text">
      <style:text-properties officeooo:rsid="0002ee01"/>
    </style:style>
    <style:style style:name="T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09728b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0b3cd6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font-name="Tahoma1" fo:font-size="8pt" fo:letter-spacing="normal" fo:language="en" fo:country="US" fo:font-style="normal" style:text-underline-style="none" fo:font-weight="normal" officeooo:rsid="001b1462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/>
    </style:style>
    <style:style style:name="T9" style:family="text">
      <style:text-properties fo:font-variant="normal" fo:text-transform="none" fo:color="#000000" style:text-line-through-style="none" style:font-name="Tahoma1" fo:font-size="8pt" fo:letter-spacing="normal" fo:language="en" fo:country="US" fo:font-style="normal" style:text-underline-style="none" fo:font-weight="normal" officeooo:rsid="0004cc18" style:font-name-asian="Tahoma1" style:font-size-asian="8pt" style:language-asian="zh" style:country-asian="CN" style:font-weight-asian="normal" style:font-name-complex="Tahoma1" style:font-size-complex="8pt" style:language-complex="ar" style:country-complex="SA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97db1" style:font-weight-asian="normal" style:font-weight-complex="normal"/>
    </style:style>
    <style:style style:name="T13" style:family="text">
      <style:text-properties fo:font-weight="normal" officeooo:rsid="0002ee01" style:font-weight-asian="normal" style:font-weight-complex="normal"/>
    </style:style>
    <style:style style:name="T14" style:family="text">
      <style:text-properties fo:font-weight="normal" officeooo:rsid="0004cc18" style:font-weight-asian="normal" style:font-weight-complex="normal"/>
    </style:style>
    <style:style style:name="T15" style:family="text">
      <style:text-properties fo:font-weight="normal" officeooo:rsid="000b3cd6" style:font-weight-asian="normal" style:font-weight-complex="normal"/>
    </style:style>
    <style:style style:name="T16" style:family="text">
      <style:text-properties fo:color="#000000" style:font-name="Tahoma1" fo:font-size="8pt" fo:font-weight="normal" officeooo:rsid="00197db1" style:font-name-asian="Tahoma1" style:font-size-asian="8pt" style:font-weight-asian="normal" style:font-name-complex="Tahoma1" style:font-size-complex="8pt" style:font-weight-complex="normal"/>
    </style:style>
    <style:style style:name="T17" style:family="text">
      <style:text-properties fo:color="#000000" style:font-name="Tahoma1" fo:font-size="8pt" fo:font-weight="normal" officeooo:rsid="001b1462" style:font-name-asian="Tahoma1" style:font-size-asian="8pt" style:font-weight-asian="normal" style:font-name-complex="Tahoma1" style:font-size-complex="8pt" style:font-weight-complex="normal"/>
    </style:style>
    <style:style style:name="T18" style:family="text">
      <style:text-properties fo:color="#000000" style:font-name="Tahoma1" fo:font-size="8pt" fo:font-weight="normal" officeooo:rsid="0002ee01" style:font-name-asian="Tahoma1" style:font-size-asian="8pt" style:font-weight-asian="normal" style:font-name-complex="Tahoma1" style:font-size-complex="8pt" style:font-weight-complex="normal"/>
    </style:style>
    <style:style style:name="T19" style:family="text">
      <style:text-properties officeooo:rsid="0004cc18"/>
    </style:style>
    <style:style style:name="T20" style:family="text">
      <style:text-properties officeooo:rsid="00068488"/>
    </style:style>
    <style:style style:name="T21" style:family="text">
      <style:text-properties officeooo:rsid="00083e95"/>
    </style:style>
    <style:style style:name="T22" style:family="text">
      <style:text-properties officeooo:rsid="0008f830"/>
    </style:style>
    <style:style style:name="T23" style:family="text">
      <style:text-properties officeooo:rsid="000972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rasileiro, Solteiro, 2<text:span text:style-name="T2">7</text:span> anos.</text:p>
      <text:p text:style-name="Contact_20_Info">Alameda Sarutaiá 186 – AP. 112 - São Paulo/SP</text:p>
      <text:p text:style-name="P2">(11) <text:span text:style-name="T3">9 </text:span>9295-9710</text:p>
      <text:p text:style-name="P2">victor.westmann@gmail.com</text:p>
      <text:p text:style-name="P22"><text:span text:style-name="T4">about.me/victorwestmann</text:span></text:p>
      <text:p text:style-name="P1">Victor Westmann</text:p>
      <text:p text:style-name="Section_20_Title">Objetivos</text:p>
      <text:p text:style-name="Objective"><text:span text:style-name="T1">Ingressar na indústria de 3D </text:span><text:span text:style-name="T4">e executar tarefas de modelagem.</text:span></text:p>
      <text:p text:style-name="Section_20_Title">Experiência</text:p>
      <text:p text:style-name="P9"><text:span text:style-name="T16">Accenture – </text:span><text:span text:style-name="T17">TIM </text:span><text:span text:style-name="T16">(Barueri, SP) <text:tab/></text:span><text:span text:style-name="T17">4</text:span><text:span text:style-name="T16">/</text:span><text:span text:style-name="T17">2012</text:span><text:span text:style-name="T16"> </text:span><text:span text:style-name="T18">a</text:span><text:span text:style-name="T16"> </text:span><text:span text:style-name="T17">6</text:span><text:span text:style-name="T16">/2012</text:span></text:p>
      <text:p text:style-name="P23"><text:span text:style-name="T4">Analista de Testes</text:span></text:p>
      <text:list xml:id="list38660721" text:style-name="WW8Num1">
        <text:list-item>
          <text:p text:style-name="P16"><text:span text:style-name="T9">Responsável por testes de regressão para implantação do 9º dígito em celulares nos municípios de </text:span><text:span text:style-name="T8">São Paulo, Santo André, São Bernardo, São Caetano </text:span><text:span text:style-name="T9">e</text:span><text:span text:style-name="T8"> Diadema.</text:span></text:p>
        </text:list-item>
      </text:list>
      <text:p text:style-name="P9"><text:span text:style-name="T16">Accenture – Vale </text:span><text:span text:style-name="T11">(</text:span><text:span text:style-name="T12">Barueri</text:span><text:span text:style-name="T11">, SP) <text:tab/></text:span><text:span text:style-name="T12">10</text:span><text:span text:style-name="T11">/20</text:span><text:span text:style-name="T12">11</text:span><text:span text:style-name="T11"> </text:span><text:span text:style-name="T13">a</text:span><text:span text:style-name="T11"> </text:span><text:span text:style-name="T12">3</text:span><text:span text:style-name="T11">/201</text:span><text:span text:style-name="T12">2</text:span></text:p>
      <text:p text:style-name="P24"><text:span text:style-name="T4">Analista de Negócios</text:span></text:p>
      <text:list xml:id="list40576901" text:continue-numbering="true" text:style-name="WW8Num1">
        <text:list-item>
          <text:p text:style-name="P17"><text:span text:style-name="T19">Responsável pelo controle de inventário de sistemas que era crítico para a empresa para o controle de sistemas novos e para a substituição de aplicações críticas e de sistemas legados.</text:span></text:p>
        </text:list-item>
        <text:list-item>
          <text:p text:style-name="P16"><text:span text:style-name="T9">Responsável por garantir toda a documentação necessária para a implantação de softwares e subida para produção e da alta qualidade de sistemas.</text:span></text:p>
        </text:list-item>
        <text:list-item>
          <text:p text:style-name="P19"><text:span text:style-name="T10">Ministrei workshop e treinamento da ferramenta IBM Rational ClearCase para aproximadamente 60 pessoas da minha equipe, capacitando-as a lidar com a manipulação de artefatos e de códigos-fonte no seu dia-a-dia para maior controle sobre versões de documentos e códigos-fonte e para maior segurança(backup).</text:span> </text:p>
        </text:list-item>
      </text:list>
      <text:p text:style-name="P9"><text:span text:style-name="T16">Accenture – Bristol Myers Squibb (</text:span><text:span text:style-name="T12">Barueri</text:span><text:span text:style-name="T11">, SP) </text:span><text:span text:style-name="T12">9</text:span><text:span text:style-name="T11">/20</text:span><text:span text:style-name="T12">10</text:span><text:span text:style-name="T11"> </text:span><text:span text:style-name="T14">a</text:span><text:span text:style-name="T11"> </text:span><text:span text:style-name="T12">9</text:span><text:span text:style-name="T11">/201</text:span><text:span text:style-name="T12">1</text:span></text:p>
      <text:p text:style-name="P24"><text:span text:style-name="T4">Programador Jr</text:span></text:p>
      <text:list xml:id="list40579465" text:continue-numbering="true" text:style-name="WW8Num1">
        <text:list-item>
          <text:p text:style-name="P18"><text:span text:style-name="T20">Pedidos de suporte </text:span><text:span text:style-name="T21">e </text:span><text:span text:style-name="T20">tickets de Help desk para realizar branches, </text:span><text:span text:style-name="T21">merges</text:span><text:span text:style-name="T20">, labeling, realizar migrações, treinamentos, </text:span><text:span text:style-name="T22">testes e soluções de problemas do dia-a-dia. Incluindo </text:span><text:span text:style-name="T23">documentação completa de processos, condução de análise de impactos baseada em configuração de gerenciamento de processos.</text:span></text:p>
        </text:list-item>
        <text:list-item>
          <text:p text:style-name="P14"><text:span text:style-name="T6">Suporte ClearCase: melhorias contínuas </text:span><text:span text:style-name="T7">para criar scripts de automação de processos, tanto em Perl quanto em shell Unix. Manutenção de documentação, alimentação de base de conhecimento, melhores práticas, FAQ, instruções de uso e templates.</text:span><text:span text:style-name="T11"><text:line-break/></text:span><text:span text:style-name="T15">Administrador ClearCase lida com um grande volume de pedidos.</text:span></text:p>
        </text:list-item>
        <text:list-item>
          <text:p text:style-name="P14"><text:span text:style-name="T15">Geralmente os pedidos de suporte exigem cuidadosa investigação e costumam ser bastante complexos. Precisam ser estimados e priorizados. Tudo isso respeitando uma SLA restrita. Clientes e usuários <text:s/>neste projeto tem uma aceitação baixíssima a erros.</text:span></text:p>
        </text:list-item>
      </text:list>
      <text:p text:style-name="P3">Level Up! <text:s text:c="2"/>(São Paulo, SP) <text:tab/> <text:s/>2/2009 a 6/2010</text:p>
      <text:p text:style-name="Job_20_Title">Assistente de Projetos</text:p>
      <text:list xml:id="list40575291" text:continue-numbering="true" text:style-name="WW8Num1">
        <text:list-item>
          <text:p text:style-name="P12">Pesquisas, testes de jogos online (MMORPG, FPS, MOBA, RTS) e geração de relatórios para o mercado brasileiro para auxiliar decisões estratégicas da empresa.</text:p>
        </text:list-item>
      </text:list>
      <text:p text:style-name="P4">Mapatrans <text:s text:c="2"/>(São Paulo, SP) <text:tab/> <text:s/>10/2005 a 12/2008</text:p>
      <text:p text:style-name="Job_20_Title">Programador</text:p>
      <text:list xml:id="list40592523" text:continue-numbering="true" text:style-name="WW8Num1">
        <text:list-item>
          <text:p text:style-name="P10">Responsável pela reformulação da interface gráfica dos sistemas legados melhorando sua eficiência e usabilidade.</text:p>
        </text:list-item>
        <text:list-item>
          <text:p text:style-name="P10">Soluções em softwares livres.</text:p>
        </text:list-item>
        <text:list-item>
          <text:p text:style-name="P10">Desenvolvimento de relatórios gerenciais.</text:p>
        </text:list-item>
        <text:list-item>
          <text:p text:style-name="P10">Melhoria de performance de processos internos.</text:p>
        </text:list-item>
        <text:list-item>
          <text:p text:style-name="P10">Identidade visual dos softwares principais da companhia foi reforçada fortemente.</text:p>
        </text:list-item>
        <text:list-item>
          <text:p text:style-name="P10">Responsável pela criação e implementação de treinamentos e demonstrações.</text:p>
        </text:list-item>
      </text:list>
      <text:p text:style-name="P5">n4web <text:s text:c="7"/>(São Paulo, SP) <text:tab/> <text:s/>6/2003 a 6/2004</text:p>
      <text:p text:style-name="Job_20_Title"><text:soft-page-break/>Estagiário</text:p>
      <text:list xml:id="list40595908" text:continue-numbering="true" text:style-name="WW8Num1">
        <text:list-item>
          <text:p text:style-name="P10">Responsável por pequenos trabalhos referentes à edição de websites de clientes.</text:p>
        </text:list-item>
      </text:list>
      <text:p text:style-name="P6">Work Image (São Paulo, SP) <text:tab/>3/1999 a 9/1999</text:p>
      <text:p text:style-name="Job_20_Title">Estagiário</text:p>
      <text:list xml:id="list40590464" text:continue-numbering="true" text:style-name="WW8Num1">
        <text:list-item>
          <text:p text:style-name="P10">Responsável pela reformulação do website da empresa e por documentação de processos.</text:p>
        </text:list-item>
      </text:list>
      <text:p text:style-name="Section_20_Title">Habilidades</text:p>
      <text:p text:style-name="Date_20_and_20_Location">Inglês: fluente.</text:p>
      <text:p text:style-name="Date_20_and_20_Location">Alemão: intermediário.</text:p>
      <text:p text:style-name="Date_20_and_20_Location">Espanhol: básico.</text:p>
      <text:p text:style-name="Date_20_and_20_Location">HTML/XHTML: avançado.</text:p>
      <text:p text:style-name="Date_20_and_20_Location">Conhecimentos em CSS, SQL e Java.</text:p>
      <text:p text:style-name="Section_20_Title">Educação</text:p>
      <text:p text:style-name="P7">Universidade Presbiteriana Mackenzie (São Paulo, SP) <text:tab/> <text:s/>2004 a 6/2009</text:p>
      <text:list xml:id="list38639343" text:style-name="WW8Num2">
        <text:list-item>
          <text:p text:style-name="P11">Graduado em Sistemas de Informação.</text:p>
        </text:list-item>
      </text:list>
      <text:p text:style-name="P8">Visconde de Porto Seguro Unidade II (Valinhos, SP) <text:tab/> <text:s/>1999 a 2002</text:p>
      <text:list xml:id="list38639184" text:style-name="WW8Num3">
        <text:list-item>
          <text:p text:style-name="P13">Segundo grau completo.</text:p>
        </text:list-item>
      </text:list>
      <text:p text:style-name="Section_20_Title">Interesses</text:p>
      <text:p text:style-name="Date_20_and_20_Location">Software livre, computação gráfica, usabilidade, design e interfaces gráf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, Helvetica, 'Nimbus Sans L', sans-serif"/>
    <style:font-face style:name="MS Mincho" svg:font-family="'MS Mincho', 'ＭＳ 明朝'" style:font-family-generic="moder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3.81cm" fo:margin-right="0cm" fo:margin-top="0.106cm" fo:margin-bottom="0.106cm" style:contextual-spacing="false" fo:orphans="2" fo:widows="2" fo:hyphenation-ladder-count="no-limit" fo:text-indent="0cm" style:auto-text-indent="false" style:writing-mode="lr-tb"/>
      <style:text-properties style:use-window-font-color="true" style:font-name="Tahoma" fo:font-size="8pt" fo:letter-spacing="0.018cm" fo:language="en" fo:country="US" style:font-name-asian="Times New Roman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Título1" style:next-style-name="Subtitle" style:class="chapter"/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Texto_20_de_20_balão" style:display-name="Texto de balão" style:family="paragraph" style:parent-style-name="Standard"/>
    <style:style style:name="Name" style:family="paragraph" style:next-style-name="Standard">
      <style:paragraph-properties fo:margin-top="0.635cm" fo:margin-bottom="0.776cm" style:contextual-spacing="false" style:line-height-at-least="0.423cm" fo:orphans="2" fo:widows="2" fo:hyphenation-ladder-count="no-limit"/>
      <style:text-properties fo:color="#999999" style:font-name="Tahoma" fo:font-size="24pt" fo:letter-spacing="0.018cm" fo:language="pt" fo:country="BR" style:font-name-asian="Arial" style:font-size-asian="24pt" style:font-name-complex="Tahoma" style:font-size-complex="24pt" style:language-complex="ar" style:country-complex="SA" fo:hyphenate="false" fo:hyphenation-remain-char-count="2" fo:hyphenation-push-char-count="2"/>
    </style:style>
    <style:style style:name="Section_20_Title" style:display-name="Section Title" style:family="paragraph">
      <style:paragraph-properties fo:margin-top="0.282cm" fo:margin-bottom="0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c0c0c0"/>
      <style:text-properties style:use-window-font-color="true" style:font-name="Tahoma" fo:font-size="8pt" fo:letter-spacing="0.018cm" fo:language="pt" fo:country="BR" style:font-name-asian="Arial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Contact_20_Info" style:display-name="Contact Info" style:family="paragraph">
      <style:paragraph-properties fo:orphans="2" fo:widows="2" fo:hyphenation-ladder-count="no-limit"/>
      <style:text-properties style:use-window-font-color="true" style:font-name="Tahoma" fo:font-size="8pt" fo:letter-spacing="0.018cm" fo:language="pt" fo:country="BR" style:font-name-asian="Arial" style:font-size-asian="8pt" style:font-name-complex="Tahoma" style:font-size-complex="8pt" style:language-complex="ar" style:country-complex="SA" fo:hyphenate="false" fo:hyphenation-remain-char-count="2" fo:hyphenation-push-char-count="2"/>
    </style:style>
    <style:style style:name="Job_20_Title" style:display-name="Job Title" style:family="paragraph" style:parent-style-name="Standard">
      <style:paragraph-properties fo:margin-top="0cm" fo:margin-bottom="0.106cm" style:contextual-spacing="false"/>
      <style:text-properties fo:color="#808080" fo:language="pt" fo:country="BR"/>
    </style:style>
    <style:style style:name="Achievements" style:family="paragraph" style:parent-style-name="Standard" style:list-style-name="WW8Num3">
      <style:paragraph-properties fo:margin="100%" fo:margin-left="0cm" fo:margin-right="0cm" fo:text-indent="0cm" style:auto-text-indent="false">
        <style:tab-stops>
          <style:tab-stop style:position="-0.635cm"/>
        </style:tab-stops>
      </style:paragraph-properties>
      <style:text-properties fo:language="pt" fo:country="BR"/>
    </style:style>
    <style:style style:name="Date_20_and_20_Location" style:display-name="Date and Location" style:family="paragraph" style:parent-style-name="Standard">
      <style:paragraph-properties fo:margin-top="0.282cm" fo:margin-bottom="0.106cm" style:contextual-spacing="false">
        <style:tab-stops>
          <style:tab-stop style:position="13.97cm"/>
          <style:tab-stop style:position="22.86cm" style:type="right"/>
        </style:tab-stops>
      </style:paragraph-properties>
      <style:text-properties fo:language="pt" fo:country="BR"/>
    </style:style>
    <style:style style:name="Objective" style:family="paragraph" style:parent-style-name="Standard">
      <style:paragraph-properties fo:margin-top="0.106cm" fo:margin-bottom="0.353cm" style:contextual-spacing="false"/>
      <style:text-properties fo:language="pt" fo:country="BR"/>
    </style:style>
    <style:style style:name="WW8Num1z0" style:family="text">
      <style:text-properties fo:color="#999999" style:font-name="Symbol" fo:font-size="8pt" style:font-size-asian="8pt" style:font-name-complex="Symbol" style:font-size-complex="8pt"/>
    </style:style>
    <style:style style:name="WW8Num2z0" style:family="text">
      <style:text-properties fo:color="#999999" style:font-name="Symbol" fo:font-size="8pt" style:font-size-asian="8pt" style:font-name-complex="Symbol" style:font-size-complex="8pt"/>
    </style:style>
    <style:style style:name="WW8Num3z0" style:family="text">
      <style:text-properties fo:color="#999999" style:font-name="Symbol" fo:font-size="8pt" style:font-size-asian="8pt" style:font-name-complex="Symbol" style:font-size-complex="8pt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Fonte_20_parág._20_padrão3" style:display-name="Fonte parág. padrão3" style:family="text"/>
    <style:style style:name="WW8Num4z0" style:family="text">
      <style:text-properties fo:color="#999999" style:font-name="Symbol" fo:font-size="8pt" style:font-size-asian="8pt" style:font-name-complex="Symbol" style:font-size-complex="8pt"/>
    </style:style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95cm" fo:margin-left="2.54cm" fo:margin-right="3.8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ctorWestmannCV_ptBR</dc:title>
    <meta:initial-creator>Victor</meta:initial-creator>
    <meta:creation-date>2010-10-21T09:17:00</meta:creation-date>
    <dc:date>2012-11-06T20:44:49.26</dc:date>
    <meta:print-date>2008-09-11T17:15:00</meta:print-date>
    <meta:editing-cycles>13</meta:editing-cycles>
    <meta:editing-duration>PT1H59M12S</meta:editing-duration>
    <meta:generator>LibreOffice/3.6$Windows_x86 LibreOffice_project/ba822cc-88e2710-134b205-7cd8c5c-680b12</meta:generator>
    <dc:description>Este é o meu CV.</dc:description>
    <meta:keyword>CV</meta:keyword>
    <meta:keyword>Curriculum Vitae</meta:keyword>
    <meta:keyword>VictorWestmann</meta:keyword>
    <dc:subject>Curriculum</dc:subject>
    <meta:document-statistic meta:table-count="0" meta:image-count="0" meta:object-count="0" meta:page-count="2" meta:paragraph-count="52" meta:word-count="505" meta:character-count="3440" meta:non-whitespace-character-count="2974"/>
    <meta:user-defined meta:name="_TemplateID">TC063694991046</meta:user-defined>
  </office:meta>
</office:document-meta>
</file>